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1 侦测颜色 教案</text:p>
      <text:p text:style-name="Title"/>
      <text:p text:style-name="P1"/>
      <text:p text:style-name="P1">学习目标</text:p>
      <text:p text:style-name="Standard"><text:tab/>颜色组成</text:p>
      <text:p text:style-name="Standard"><text:tab/>用颜色判断碰撞</text:p>
      <text:p text:style-name="P1"/>
      <text:p text:style-name="P1">学习内容</text:p>
      <text:p text:style-name="P1"><text:tab/>光/彩虹/三原色</text:p>
      <text:p text:style-name="P1"><text:tab/>计算机颜色</text:p>
      <text:p text:style-name="P1"><text:tab/>颜色监测判断</text:p>
      <text:p text:style-name="P1"><text:tab/>事件真假</text:p>
      <text:p text:style-name="P1"/>
      <text:p text:style-name="P1">学习重点</text:p>
      <text:p text:style-name="P1"><text:tab/>颜色</text:p>
      <text:p text:style-name="P1"><text:tab/>真假事件</text:p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通过彩虹，讲述光的组成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三原色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计算机颜色</text:p>
          </table:table-cell>
          <table:table-cell table:style-name="表格1.A2" office:value-type="string">
            <text:p text:style-name="P2">了解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Scratch 定义的颜色</text:p>
          </table:table-cell>
          <table:table-cell table:style-name="表格1.A2" office:value-type="string">
            <text:p text:style-name="P2">知晓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事件判断（真/假）</text:p>
          </table:table-cell>
          <table:table-cell table:style-name="表格1.A2" office:value-type="string">
            <text:p text:style-name="P2">知晓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循环判断 猫和熊碰触</text:p>
          </table:table-cell>
          <table:table-cell table:style-name="表格1.A2" office:value-type="string">
            <text:p text:style-name="P2">知晓/举一反三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Standard"><text:tab/>在自己的项目中使用循环判断检测颜色</text:p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4T20:28:19.049000000</dc:date>
    <meta:editing-duration>PT4H30M33S</meta:editing-duration>
    <meta:editing-cycles>7</meta:editing-cycles>
    <meta:document-statistic meta:table-count="1" meta:image-count="0" meta:object-count="0" meta:page-count="1" meta:paragraph-count="31" meta:word-count="158" meta:character-count="178" meta:non-whitespace-character-count="165"/>
  </office:meta>
</office:document-meta>
</file>